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7043in"/>
    </style:style>
    <style:style style:name="co2" style:family="table-column">
      <style:table-column-properties fo:break-before="auto" style:column-width="2.4335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55in"/>
    </style:style>
    <style:style style:name="co6" style:family="table-column">
      <style:table-column-properties fo:break-before="auto" style:column-width="0.57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epali"/>
    </style:style>
    <style:style style:name="ce2" style:family="table-cell" style:parent-style-name="Default">
      <style:text-properties style:font-name="Nepali" style:font-name-asian="Droid Sans Fallback" style:font-name-complex="Lohit Marathi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number-columns-repeated="1016" table:default-cell-style-name="ce1"/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तलब र पारिश्रमिक</text:p>
          </table:table-cell>
          <table:table-cell office:value-type="string" calcext:value-type="string">
            <text:p>स्थायी कर्मचारी</text:p>
          </table:table-cell>
          <table:table-cell office:value-type="float" office:value="182000000" calcext:value-type="float">
            <text:p>182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तलब र पारिश्रमिक</text:p>
          </table:table-cell>
          <table:table-cell office:value-type="string" calcext:value-type="string">
            <text:p>अस्थायी कर्मचारी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तलब र पारिश्रमिक</text:p>
          </table:table-cell>
          <table:table-cell office:value-type="string" calcext:value-type="string">
            <text:p>करार कर्मचारी</text:p>
          </table:table-cell>
          <table:table-cell office:value-type="float" office:value="28000000" calcext:value-type="float">
            <text:p>28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तलब र पारिश्रमिक</text:p>
          </table:table-cell>
          <table:table-cell office:value-type="string" calcext:value-type="string">
            <text:p>अन्य सल्लाहकार</text:p>
          </table:table-cell>
          <table:table-cell office:value-type="float" office:value="800000" calcext:value-type="float">
            <text:p>8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कर्मचारी सञ्चय कोष थप</text:p>
          </table:table-cell>
          <table:table-cell office:value-type="string" calcext:value-type="string">
            <text:p>कर्मचारी लुगा खर्च–भत्ता</text:p>
          </table:table-cell>
          <table:table-cell office:value-type="float" office:value="17000000" calcext:value-type="float">
            <text:p>17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कर्मचारी सञ्चय कोष थप</text:p>
          </table:table-cell>
          <table:table-cell office:value-type="string" calcext:value-type="string">
            <text:p>सञ्चय कोष थप</text:p>
          </table:table-cell>
          <table:table-cell office:value-type="float" office:value="18200000" calcext:value-type="float">
            <text:p>182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ओभर ६ायम भत्ता</text:p>
          </table:table-cell>
          <table:table-cell office:value-type="string" calcext:value-type="string">
            <text:p>कर्मचारी ओ.६ा.भत्ता</text:p>
          </table:table-cell>
          <table:table-cell office:value-type="float" office:value="7000000" calcext:value-type="float">
            <text:p>7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औषधि उपचार खर्च</text:p>
          </table:table-cell>
          <table:table-cell office:value-type="string" calcext:value-type="string">
            <text:p>कर्मचारी औषधि उपचार खच</text:p>
          </table:table-cell>
          <table:table-cell office:value-type="float" office:value="2500000" calcext:value-type="float">
            <text:p>2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table:number-columns-repeated="2" office:value-type="string" calcext:value-type="string">
            <text:p>महंगी भत्ता</text:p>
          </table:table-cell>
          <table:table-cell office:value-type="float" office:value="12000000" calcext:value-type="float">
            <text:p>12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table:number-columns-repeated="2" office:value-type="string" calcext:value-type="string">
            <text:p>सुरक्षा कर्मचारी राशन</text:p>
          </table:table-cell>
          <table:table-cell office:value-type="float" office:value="9000000" calcext:value-type="float">
            <text:p>9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अन्य भत्ता</text:p>
          </table:table-cell>
          <table:table-cell office:value-type="string" calcext:value-type="string">
            <text:p>प्रोत्साहन तथा विविध भत्ता</text:p>
          </table:table-cell>
          <table:table-cell office:value-type="float" office:value="3000000" calcext:value-type="float">
            <text:p>3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अन्य भत्ता</text:p>
          </table:table-cell>
          <table:table-cell office:value-type="string" calcext:value-type="string">
            <text:p>परिवहन भत्ता</text:p>
          </table:table-cell>
          <table:table-cell table:style-name="ce2" office:value-type="float" office:value="500000" calcext:value-type="float">
            <text:p>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अन्य भत्ता</text:p>
          </table:table-cell>
          <table:table-cell office:value-type="string" calcext:value-type="string">
            <text:p>महानगर भत्ता</text:p>
          </table:table-cell>
          <table:table-cell office:value-type="float" office:value="35000000" calcext:value-type="float">
            <text:p>35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कर्मचारी बीमा</text:p>
          </table:table-cell>
          <table:table-cell office:value-type="string" calcext:value-type="string">
            <text:p>कर्मचारी सामूहिक बीमा</text:p>
          </table:table-cell>
          <table:table-cell office:value-type="float" office:value="1100000" calcext:value-type="float">
            <text:p>11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कर्मचारी बीमा</text:p>
          </table:table-cell>
          <table:table-cell office:value-type="string" calcext:value-type="string">
            <text:p>कर्मचारी बीमा थप</text:p>
          </table:table-cell>
          <table:table-cell office:value-type="float" office:value="4500000" calcext:value-type="float">
            <text:p>4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कर्मचारी अबकाश खच</text:p>
          </table:table-cell>
          <table:table-cell office:value-type="string" calcext:value-type="string">
            <text:p>उपदान</text:p>
          </table:table-cell>
          <table:table-cell office:value-type="float" office:value="40000000" calcext:value-type="float">
            <text:p>40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कर्मचारी अबकाश खच</text:p>
          </table:table-cell>
          <table:table-cell office:value-type="string" calcext:value-type="string">
            <text:p>निबृत्तिभर०ा</text:p>
          </table:table-cell>
          <table:table-cell office:value-type="float" office:value="20000000" calcext:value-type="float">
            <text:p>20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कर्मचारी अबकाश खच</text:p>
          </table:table-cell>
          <table:table-cell office:value-type="string" calcext:value-type="string">
            <text:p>सञ्चित बिदाको रकम</text:p>
          </table:table-cell>
          <table:table-cell office:value-type="float" office:value="15000000" calcext:value-type="float">
            <text:p>15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कर्मचारी अबकाश खच</text:p>
          </table:table-cell>
          <table:table-cell office:value-type="string" calcext:value-type="string">
            <text:p>सञ्चित उपचार खच</text:p>
          </table:table-cell>
          <table:table-cell office:value-type="float" office:value="17000000" calcext:value-type="float">
            <text:p>17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कर्मचारी अबकाश खच</text:p>
          </table:table-cell>
          <table:table-cell office:value-type="string" calcext:value-type="string">
            <text:p>गोल्८ेन हया०८सेक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00/00/0000</text:date>, <text:time style:data-style-name="N2" text:time-value="08:31:43.254083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1T08:32:00.341220512</dc:date>
    <meta:generator>LibreOffice/4.2.4.2$Linux_x86 LibreOffice_project/420m0$Build-2</meta:generator>
    <meta:editing-duration>PT6M52S</meta:editing-duration>
    <meta:editing-cycles>13</meta:editing-cycles>
    <meta:document-statistic meta:table-count="1" meta:cell-count="80" meta:object-count="0"/>
  </office:meta>
</office:document-meta>
</file>